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7.55pt"/>
    </style:style>
    <style:style style:name="co2" style:family="table-column">
      <style:table-column-properties fo:break-before="auto" style:column-width="21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100.8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7" table:default-cell-style-name="ce2"/>
        <table:table-column table:style-name="co3" table:number-columns-repeated="1016" table:default-cell-style-name="ce2"/>
        <table:table-row table:style-name="ro1">
          <table:table-cell table:style-name="ce1" office:value-type="string" calcext:value-type="string">
            <text:p>Operand Type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Additional Arguments Requi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 focal length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r focal length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 focal poin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r focal point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 principal point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r principal point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 nodal point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r nodal point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pil magnification</text:p>
          </table:table-cell>
          <table:table-cell office:value-type="string" calcext:value-type="string">
            <text:p>pupil_mag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ject-space numerical aperture</text:p>
          </table:table-cell>
          <table:table-cell office:value-type="string" calcext:value-type="string">
            <text:p>objectN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age-space numerical aperture</text:p>
          </table:table-cell>
          <table:table-cell office:value-type="string" calcext:value-type="string">
            <text:p>imageNA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ject-space cone angle</text:p>
          </table:table-cell>
          <table:table-cell office:value-type="string" calcext:value-type="string">
            <text:p>object_cone_angle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xial magnific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idel coefficient</text:p>
          </table:table-cell>
          <table:table-cell office:value-type="string" calcext:value-type="string">
            <text:p>seidel</text:p>
          </table:table-cell>
          <table:table-cell office:value-type="string" calcext:value-type="string">
            <text:p>seidel_number – seidel number, 1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rd order transverse spherical aberration</text:p>
          </table:table-cell>
          <table:table-cell office:value-type="string" calcext:value-type="string">
            <text:p>TSC</text:p>
          </table:table-cell>
          <table:table-cell office:value-type="string" calcext:value-type="string">
            <text:p>surf_num – contributing surf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rd order sagittal coma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surf_num – contributing surf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rd order transverse astigmatism</text:p>
          </table:table-cell>
          <table:table-cell office:value-type="string" calcext:value-type="string">
            <text:p>TAC</text:p>
          </table:table-cell>
          <table:table-cell office:value-type="string" calcext:value-type="string">
            <text:p>surf_num – contributing surf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rd order transverse Petzval contribution</text:p>
          </table:table-cell>
          <table:table-cell office:value-type="string" calcext:value-type="string">
            <text:p>TPC</text:p>
          </table:table-cell>
          <table:table-cell office:value-type="string" calcext:value-type="string">
            <text:p>surf_num – contributing surf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rd order distortion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urf_num – contributing surf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xial transverse axial chromatic aberration</text:p>
          </table:table-cell>
          <table:table-cell office:value-type="string" calcext:value-type="string">
            <text:p>TachC</text:p>
          </table:table-cell>
          <table:table-cell office:value-type="string" calcext:value-type="string">
            <text:p>surf_num – contributing surf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xial lateral chromatic aberration</text:p>
          </table:table-cell>
          <table:table-cell office:value-type="string" calcext:value-type="string">
            <text:p>TchC</text:p>
          </table:table-cell>
          <table:table-cell office:value-type="string" calcext:value-type="string">
            <text:p>surf_num – contributing surf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rd order longitudinal spherical aberratio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urf_num – contributing surf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rd order longitudinal astigmatis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surf_num – contributing surf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rd order longitudinal petzval contribution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urf_num – contributing surf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rd order longitudinal axial color</text:p>
          </table:table-cell>
          <table:table-cell office:value-type="string" calcext:value-type="string">
            <text:p>LchC</text:p>
          </table:table-cell>
          <table:table-cell office:value-type="string" calcext:value-type="string">
            <text:p>surf_num – contributing surf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 ray X intersection</text:p>
          </table:table-cell>
          <table:table-cell office:value-type="string" calcext:value-type="string">
            <text:p>real_x</text:p>
          </table:table-cell>
          <table:table-cell table:style-name="ce3" office:value-type="string" calcext:value-type="string">
            <text:p>lens – lens object, Hx – normalized X field coordinate, Hy – normalized Y field coordinate, Px – normalized X pupil coordinate, Py – normalized Y pupil coordinate, wave – number of wave to be used for calculation, surf_num – intersection surf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 ray Y intersection</text:p>
          </table:table-cell>
          <table:table-cell office:value-type="string" calcext:value-type="string">
            <text:p>real_y</text:p>
          </table:table-cell>
          <table:table-cell table:style-name="ce3" office:value-type="string" calcext:value-type="string">
            <text:p>lens – lens object, Hx – normalized X field coordinate, Hy – normalized Y field coordinate, Px – normalized X pupil coordinate, Py – normalized Y pupil coordinate, wave – number of wave to be used for calculation, surf_num – intersection surf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 ray Z intersection</text:p>
          </table:table-cell>
          <table:table-cell office:value-type="string" calcext:value-type="string">
            <text:p>real_z</text:p>
          </table:table-cell>
          <table:table-cell table:style-name="ce3" office:value-type="string" calcext:value-type="string">
            <text:p>lens – lens object, Hx – normalized X field coordinate, Hy – normalized Y field coordinate, Px – normalized X pupil coordinate, Py – normalized Y pupil coordinate, wave – number of wave to be used for calculation, surf_num – intersection surf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 ray X direction cosine</text:p>
          </table:table-cell>
          <table:table-cell office:value-type="string" calcext:value-type="string">
            <text:p>real_K</text:p>
          </table:table-cell>
          <table:table-cell table:style-name="ce3" office:value-type="string" calcext:value-type="string">
            <text:p>lens – lens object, Hx – normalized X field coordinate, Hy – normalized Y field coordinate, Px – normalized X pupil coordinate, Py – normalized Y pupil coordinate, wave – number of wave to be used for calculation, surf_num – intersection surf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 ray Y direction cosine</text:p>
          </table:table-cell>
          <table:table-cell office:value-type="string" calcext:value-type="string">
            <text:p>real_L</text:p>
          </table:table-cell>
          <table:table-cell table:style-name="ce3" office:value-type="string" calcext:value-type="string">
            <text:p>lens – lens object, Hx – normalized X field coordinate, Hy – normalized Y field coordinate, Px – normalized X pupil coordinate, Py – normalized Y pupil coordinate, wave – number of wave to be used for calculation, surf_num – intersection surf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 ray Z direction cosine</text:p>
          </table:table-cell>
          <table:table-cell office:value-type="string" calcext:value-type="string">
            <text:p>real_M</text:p>
          </table:table-cell>
          <table:table-cell table:style-name="ce3" office:value-type="string" calcext:value-type="string">
            <text:p>lens – lens object, Hx – normalized X field coordinate, Hy – normalized Y field coordinate, Px – normalized X pupil coordinate, Py – normalized Y pupil coordinate, wave – number of wave to be used for calculation, surf_num – intersection surface</text:p>
          </table:table-cell>
          <table:table-cell table:number-columns-repeated="1021"/>
        </table:table-row>
        <table:table-row table:style-name="ro1" table:number-rows-repeated="19">
          <table:table-cell table:number-columns-repeated="1024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9:18:34.691947215</meta:creation-date>
    <dc:date>2017-08-09T19:36:12.406070038</dc:date>
    <meta:editing-duration>PT17M34S</meta:editing-duration>
    <meta:editing-cycles>6</meta:editing-cycles>
    <meta:generator>LibreOffice/5.1.6.2$Linux_X86_64 LibreOffice_project/10m0$Build-2</meta:generator>
    <meta:document-statistic meta:table-count="1" meta:cell-count="96" meta:object-count="0"/>
  </office:meta>
</office:document-meta>
</file>